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9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9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9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0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22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123" style:family="paragraph" style:parent-style-name="Standard">
      <style:paragraph-properties fo:text-align="start" style:justify-single-word="false"/>
      <style:text-properties officeooo:paragraph-rsid="00f315e5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officeooo:rsid="00d2f8ec"/>
    </style:style>
    <style:style style:name="T13" style:family="text">
      <style:text-properties officeooo:rsid="00d320aa"/>
    </style:style>
    <style:style style:name="T14" style:family="text">
      <style:text-properties officeooo:rsid="00d3dfb0"/>
    </style:style>
    <style:style style:name="T15" style:family="text">
      <style:text-properties officeooo:rsid="00d4d3df"/>
    </style:style>
    <style:style style:name="T16" style:family="text">
      <style:text-properties officeooo:rsid="00d5384f"/>
    </style:style>
    <style:style style:name="T17" style:family="text">
      <style:text-properties fo:font-weight="bold" officeooo:rsid="00057710" style:font-weight-asian="bold" style:font-weight-complex="bold"/>
    </style:style>
    <style:style style:name="T18" style:family="text">
      <style:text-properties fo:font-weight="bold" officeooo:rsid="00d3dfb0" style:font-weight-asian="bold" style:font-weight-complex="bold"/>
    </style:style>
    <style:style style:name="T19" style:family="text">
      <style:text-properties fo:font-weight="bold" officeooo:rsid="00cfc4ce" style:font-weight-asian="bold" style:font-weight-complex="bold"/>
    </style:style>
    <style:style style:name="T20" style:family="text">
      <style:text-properties fo:font-weight="bold" officeooo:rsid="00d606c4" style:font-weight-asian="bold" style:font-weight-complex="bold"/>
    </style:style>
    <style:style style:name="T21" style:family="text">
      <style:text-properties officeooo:rsid="00d79344"/>
    </style:style>
    <style:style style:name="T22" style:family="text">
      <style:text-properties officeooo:rsid="00d9b157"/>
    </style:style>
    <style:style style:name="T23" style:family="text">
      <style:text-properties officeooo:rsid="00dac628"/>
    </style:style>
    <style:style style:name="T24" style:family="text">
      <style:text-properties officeooo:rsid="00dad4fe"/>
    </style:style>
    <style:style style:name="T25" style:family="text">
      <style:text-properties officeooo:rsid="00db7ac2"/>
    </style:style>
    <style:style style:name="T26" style:family="text">
      <style:text-properties officeooo:rsid="00de0f29"/>
    </style:style>
    <style:style style:name="T27" style:family="text">
      <style:text-properties officeooo:rsid="00d4bdf3"/>
    </style:style>
    <style:style style:name="T28" style:family="text">
      <style:text-properties officeooo:rsid="00dbc079"/>
    </style:style>
    <style:style style:name="T29" style:family="text">
      <style:text-properties officeooo:rsid="00d98931"/>
    </style:style>
    <style:style style:name="T30" style:family="text">
      <style:text-properties officeooo:rsid="00d47cc4"/>
    </style:style>
    <style:style style:name="T31" style:family="text">
      <style:text-properties officeooo:rsid="00df58ee"/>
    </style:style>
    <style:style style:name="T32" style:family="text">
      <style:text-properties officeooo:rsid="00e0481a"/>
    </style:style>
    <style:style style:name="T33" style:family="text">
      <style:text-properties officeooo:rsid="00d4e92b"/>
    </style:style>
    <style:style style:name="T34" style:family="text">
      <style:text-properties officeooo:rsid="00e21e38"/>
    </style:style>
    <style:style style:name="T35" style:family="text">
      <style:text-properties officeooo:rsid="00e231f9"/>
    </style:style>
    <style:style style:name="T36" style:family="text">
      <style:text-properties officeooo:rsid="00e3c917"/>
    </style:style>
    <style:style style:name="T37" style:family="text">
      <style:text-properties officeooo:rsid="00e5c193"/>
    </style:style>
    <style:style style:name="T38" style:family="text">
      <style:text-properties officeooo:rsid="00e8fd27"/>
    </style:style>
    <style:style style:name="T39" style:family="text">
      <style:text-properties officeooo:rsid="00e9b5e5"/>
    </style:style>
    <style:style style:name="T40" style:family="text">
      <style:text-properties officeooo:rsid="00eb6f02"/>
    </style:style>
    <style:style style:name="T41" style:family="text">
      <style:text-properties officeooo:rsid="00edc2fa"/>
    </style:style>
    <style:style style:name="T42" style:family="text">
      <style:text-properties officeooo:rsid="00ef98df"/>
    </style:style>
    <style:style style:name="T43" style:family="text">
      <style:text-properties officeooo:rsid="00f315e5"/>
    </style:style>
    <style:style style:name="T44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45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46" style:family="text">
      <style:text-properties style:font-name="Liberation Serif" fo:font-size="12pt" officeooo:rsid="00f41471" style:font-size-asian="12pt" style:font-size-complex="12pt"/>
    </style:style>
    <style:style style:name="T47" style:family="text">
      <style:text-properties officeooo:rsid="00f48e95"/>
    </style:style>
    <style:style style:name="T48" style:family="text">
      <style:text-properties officeooo:rsid="00f50b6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1530734628478469995" text:style-name="L1">
        <text:list-item>
          <text:p text:style-name="P72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73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74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5799668475301323259" text:style-name="L2">
        <text:list-item>
          <text:p text:style-name="P75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1219487399499081494" text:style-name="L3">
        <text:list-item>
          <text:p text:style-name="P9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93">Comentat exercici 1.3-1</text:p>
        </text:list-item>
        <text:list-item>
          <text:p text:style-name="P95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2735206978825989186" text:style-name="L4">
        <text:list-item>
          <text:p text:style-name="P96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96">Comencem a preparar el material per a la pràctica de <text:a xlink:type="simple" xlink:href="https://paulinoposada.github.io/web_fred/web_fred_25_26/documents/practica_soldadura_blanda.pdf"><text:span text:style-name="T12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3">01</text:span>/<text:span text:style-name="T13">10</text:span>/2<text:span text:style-name="T5">5</text:span></text:p>
      <text:p text:style-name="P6"><text:s/></text:p>
      <text:list xml:id="list112506250833638" text:continue-list="list5799668475301323259" text:style-name="L2">
        <text:list-item>
          <text:p text:style-name="P76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4">jous</text:span><text:tab/><text:span text:style-name="T5">02</text:span>/<text:span text:style-name="T14">10</text:span>/2<text:span text:style-name="T5">5</text:span></text:p>
      <text:list xml:id="list112504445386568" text:continue-numbering="true" text:style-name="L2">
        <text:list-item>
          <text:p text:style-name="P7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77"/>
        </text:list-item>
      </text:list>
      <text:p text:style-name="P25"/>
      <text:p text:style-name="P25"/>
      <text:p text:style-name="P16">Di<text:span text:style-name="T14">vendres</text:span><text:tab/><text:span text:style-name="T5">03</text:span>/<text:span text:style-name="T14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5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3">08</text:span>/<text:span text:style-name="T13">10</text:span>/2<text:span text:style-name="T5">5</text:span></text:p>
      <text:p text:style-name="P9"><text:s/></text:p>
      <text:list xml:id="list112505505396383" text:continue-numbering="true" text:style-name="L2">
        <text:list-item>
          <text:p text:style-name="P78"><text:span text:style-name="T16">Acabem de comentar apunts, </text:span><text:a xlink:type="simple" xlink:href="https://paulinoposada.github.io/web_fred/web_fred_25_26/GM/apunts_gm/unitat_1/fred_apunts_ud_1_1_gm.pdf" text:style-name="Internet_20_link"><text:span text:style-name="T16">unitat 1.1</text:span></text:a></text:p>
        </text:list-item>
        <text:list-item>
          <text:p text:style-name="P97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4">jous</text:span><text:tab/><text:span text:style-name="T5">09</text:span>/<text:span text:style-name="T14">10</text:span>/2<text:span text:style-name="T5">5</text:span></text:p>
      <text:list xml:id="list112505082186065" text:continue-numbering="true" text:style-name="L2">
        <text:list-item>
          <text:p text:style-name="P7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98">Comentat apartat 1.1 Temperatura y calor</text:p>
        </text:list-item>
        <text:list-item>
          <text:p text:style-name="P98">Comentat apartat 1.2 Presión</text:p>
        </text:list-item>
        <text:list-item>
          <text:p text:style-name="P98">Comentat apartat 1.3 Ejercicios temperatura y presión</text:p>
          <text:p text:style-name="P79"/>
        </text:list-item>
      </text:list>
      <text:p text:style-name="P10"><text:s/><text:span text:style-name="T17">Di</text:span><text:span text:style-name="T20">vendres</text:span><text:span text:style-name="T17"><text:tab/></text:span><text:span text:style-name="T20">10</text:span><text:span text:style-name="T17">/</text:span><text:span text:style-name="T18">10</text:span><text:span text:style-name="T17">/2</text:span><text:span text:style-name="T19">5</text:span></text:p>
      <text:list xml:id="list112505570858837" text:continue-numbering="true" text:style-name="L2">
        <text:list-item>
          <text:p text:style-name="P100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1">14</text:span>/<text:span text:style-name="T15">10</text:span>/2<text:span text:style-name="T5">5</text:span></text:p>
      <text:p text:style-name="P28"/>
      <text:list xml:id="list112504681741133" text:continue-numbering="true" text:style-name="L2">
        <text:list-item>
          <text:p text:style-name="P8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99">Comentat apartat 1.<text:span text:style-name="T22">4</text:span> <text:span text:style-name="T22">Enrgía y potencia</text:span></text:p>
        </text:list-item>
        <text:list-item>
          <text:p text:style-name="P99">Comentat apartat 1.<text:span text:style-name="T22">5 Ejercicios Energía y potencia</text:span></text:p>
        </text:list-item>
        <text:list-item>
          <text:p text:style-name="P99">Comentat apartat 1.<text:span text:style-name="T22">6.1 Calor específico</text:span></text:p>
        </text:list-item>
      </text:list>
      <text:p text:style-name="P27"/>
      <text:p text:style-name="P49">Di<text:span text:style-name="T3">mecres</text:span><text:tab/><text:span text:style-name="T21">15</text:span>/<text:span text:style-name="T15">10</text:span>/2<text:span text:style-name="T5">5</text:span></text:p>
      <text:p text:style-name="P50"/>
      <text:list xml:id="list112505600736500" text:continue-numbering="true" text:style-name="L2">
        <text:list-item>
          <text:p text:style-name="P8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01">Comentat apartat 1.6.4 Ejemplo de transisión de calor a través de la pared de una cámara frigorífica</text:p>
          <text:p text:style-name="P81"/>
        </text:list-item>
      </text:list>
      <text:p text:style-name="P49">Di<text:span text:style-name="T23">jous<text:tab/></text:span><text:tab/><text:span text:style-name="T21">16</text:span>/<text:span text:style-name="T15">10</text:span>/2<text:span text:style-name="T5">5</text:span></text:p>
      <text:p text:style-name="P49"/>
      <text:list xml:id="list112505653436442" text:continue-numbering="true" text:style-name="L2">
        <text:list-item>
          <text:p text:style-name="P8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01">Comentat apartat 1.6.4 i fet exercicis de transmissió de calor 1.7-4 i 5. </text:p>
        </text:list-item>
      </text:list>
      <text:p text:style-name="P49"/>
      <text:p text:style-name="P50">Di<text:span text:style-name="T24">vendres<text:tab/>17</text:span>/<text:span text:style-name="T15">10</text:span>/2<text:span text:style-name="T5">5</text:span></text:p>
      <text:p text:style-name="P50"/>
      <text:p text:style-name="P29">Repassam teoria i exercicis per preparar l'examen de proper dimarts.</text:p>
      <text:p text:style-name="P50"/>
      <text:p text:style-name="P50">Di<text:span text:style-name="T24">marts<text:tab/>21</text:span>/<text:span text:style-name="T15">10</text:span>/2<text:span text:style-name="T5">5</text:span></text:p>
      <text:p text:style-name="P50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51">Di<text:span text:style-name="T24">mecres<text:tab/>22</text:span>/<text:span text:style-name="T15">10</text:span>/2<text:span text:style-name="T5">5</text:span></text:p>
      <text:p text:style-name="P51"/>
      <text:p text:style-name="P30"><text:span text:style-name="T25">Comentem la </text:span><text:a xlink:type="simple" xlink:href="https://paulinoposada.github.io/web_fred/web_fred_25_26/GS/examens_gs/251021_examen/251021_omf_map33b_examen_sol.pdf"><text:span text:style-name="T25">solució de l'examen del 21/10/25</text:span></text:a>.</text:p>
      <text:p text:style-name="P30"/>
      <text:p text:style-name="P52">Di<text:span text:style-name="T26">jous<text:tab/><text:tab/>23</text:span>/<text:span text:style-name="T15">10</text:span>/2<text:span text:style-name="T5">5</text:span></text:p>
      <text:p text:style-name="P52"/>
      <text:p text:style-name="P34">Preparació examen automàtica.</text:p>
      <text:p text:style-name="P34"/>
      <text:p text:style-name="P21"/>
      <text:p text:style-name="P69">Di<text:span text:style-name="T28">vendres</text:span><text:tab/><text:span text:style-name="T29">24</text:span>/<text:span text:style-name="T30">10</text:span>/2<text:span text:style-name="T5">5</text:span></text:p>
      <text:p text:style-name="P21"/>
      <text:p text:style-name="P35">Baixem al taller, co<text:span text:style-name="T27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53">Di<text:span text:style-name="T24">marts<text:tab/>28</text:span>/<text:span text:style-name="T15">10</text:span>/2<text:span text:style-name="T5">5</text:span></text:p>
      <text:p text:style-name="P53"/>
      <text:list xml:id="list112506132624051" text:continue-numbering="true" text:style-name="L2">
        <text:list-item>
          <text:p text:style-name="P8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02">Comentat apartat 1.<text:span text:style-name="T31">8</text:span>.<text:span text:style-name="T31">1</text:span> <text:span text:style-name="T31">Compresión de un gas a temperatura constante</text:span></text:p>
        </text:list-item>
        <text:list-item>
          <text:p text:style-name="P102">Comentat apartat 1.<text:span text:style-name="T31">8</text:span>.<text:span text:style-name="T31">2</text:span> <text:span text:style-name="T31">Expansión de un gas a presión constante</text:span></text:p>
        </text:list-item>
        <text:list-item>
          <text:p text:style-name="P106">Mesurat pressió en 3 recipients amb refrigerant reciclat i identificat els refrigerants (R134a, R410a i R600a) per la relació pressió temperatura ambient.</text:p>
        </text:list-item>
        <text:list-item>
          <text:p text:style-name="P106">Fet buit amb una màniga plena d'aigua y una ampolla. </text:p>
        </text:list-item>
      </text:list>
      <text:p text:style-name="P53"/>
      <text:p text:style-name="P31"/>
      <text:p text:style-name="P54">Di<text:span text:style-name="T24">mecres<text:tab/>29</text:span>/<text:span text:style-name="T15">10</text:span>/2<text:span text:style-name="T5">5</text:span></text:p>
      <text:p text:style-name="P54"/>
      <text:list xml:id="list3558445036156298280" text:style-name="L5">
        <text:list-item>
          <text:p text:style-name="P94"><text:span text:style-name="T33">Continuem amb </text:span><text:a xlink:type="simple" xlink:href="https://paulinoposada.github.io/web_fred/web_fred_25_26/GM/apunts_gm/unitat_1/fred_apunts_ud_1_2_gm.pdf"><text:span text:style-name="T33">unitat 1.2</text:span></text:a><text:span text:style-name="T33">.</text:span></text:p>
        </text:list-item>
        <text:list-item>
          <text:p text:style-name="P107">Com<text:span text:style-name="T32">entem apartats 1.8.1, 2 i 3.</text:span></text:p>
        </text:list-item>
      </text:list>
      <text:p text:style-name="P37"/>
      <text:p text:style-name="P54"/>
      <text:p text:style-name="P54">Di<text:span text:style-name="T32">jous<text:tab/><text:tab/>30</text:span>/<text:span text:style-name="T15">10</text:span>/2<text:span text:style-name="T5">5</text:span></text:p>
      <text:p text:style-name="P54"/>
      <text:list xml:id="list112505982472558" text:continue-numbering="true" text:style-name="L5">
        <text:list-item>
          <text:p text:style-name="P94"><text:span text:style-name="T33">Continuem amb </text:span><text:a xlink:type="simple" xlink:href="https://paulinoposada.github.io/web_fred/web_fred_25_26/GM/apunts_gm/unitat_1/fred_apunts_ud_1_2_gm.pdf"><text:span text:style-name="T33">unitat 1.2</text:span></text:a><text:span text:style-name="T33">.</text:span></text:p>
        </text:list-item>
        <text:list-item>
          <text:p text:style-name="P107">Comencem a comentar l'apartat 1.8.4 Diagrama de Mollier (diagrama p h)</text:p>
        </text:list-item>
      </text:list>
      <text:p text:style-name="P37"/>
      <text:p text:style-name="P54"/>
      <text:p text:style-name="P68">Divendres <text:tab/>31/10/25</text:p>
      <text:p text:style-name="P68"/>
      <text:p text:style-name="P38">Festiu triat pel centre.</text:p>
      <text:p text:style-name="P31"/>
      <text:p text:style-name="P31"/>
      <text:p text:style-name="P55">Di<text:span text:style-name="T24">marts<text:tab/>04</text:span>/<text:span text:style-name="T15">11</text:span>/2<text:span text:style-name="T5">5</text:span></text:p>
      <text:p text:style-name="P55"/>
      <text:list xml:id="list112505026832366" text:continue-list="list112506132624051" text:style-name="L2">
        <text:list-item>
          <text:p text:style-name="P8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03">Comentat apartat 1.<text:span text:style-name="T34">10 Caudal y velocidad</text:span></text:p>
        </text:list-item>
        <text:list-item>
          <text:p text:style-name="P103">Comentat apartat 1.<text:span text:style-name="T34">10.1 Conservación del caudal</text:span></text:p>
        </text:list-item>
      </text:list>
      <text:p text:style-name="P32"/>
      <text:p text:style-name="P56">Di<text:span text:style-name="T24">mecres<text:tab/>05</text:span>/<text:span text:style-name="T15">11</text:span>/2<text:span text:style-name="T5">5</text:span></text:p>
      <text:p text:style-name="P56"/>
      <text:list xml:id="list112506262965204" text:continue-numbering="true" text:style-name="L2">
        <text:list-item>
          <text:p text:style-name="P84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4">Comentat apartat 1.<text:span text:style-name="T34">1 Ciclo frigorífico</text:span></text:p>
        </text:list-item>
        <text:list-item>
          <text:p text:style-name="P104">Comentat aparta<text:span text:style-name="T35">t 1.1.1 Coeficiente de funcionamiento COP y EER</text:span></text:p>
        </text:list-item>
        <text:list-item>
          <text:p text:style-name="P104">Comentat aparta<text:span text:style-name="T35">t 1.1.2 Componentes de la instalación frigorífica por compresión</text:span></text:p>
        </text:list-item>
        <text:list-item>
          <text:p text:style-name="P104"><text:span text:style-name="T35"><text:s/></text:span>Comentat aparta<text:span text:style-name="T35">t 1.1.3 Ciclo frigorífico en el diagrama p h</text:span></text:p>
        </text:list-item>
      </text:list>
      <text:p text:style-name="P33"/>
      <text:p text:style-name="P57">Di<text:span text:style-name="T36">jous<text:tab/><text:tab/>06</text:span>/<text:span text:style-name="T15">11</text:span>/2<text:span text:style-name="T5">5</text:span></text:p>
      <text:p text:style-name="P57"/>
      <text:list xml:id="list112505972978404" text:continue-numbering="true" text:style-name="L2">
        <text:list-item>
          <text:p text:style-name="P85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5">Comentat apartat 1.<text:span text:style-name="T34">1.4 Caudal másico</text:span></text:p>
        </text:list-item>
        <text:list-item>
          <text:p text:style-name="P105">Comentat apartat 1.<text:span text:style-name="T34">1.5 EER de un sistema ideal</text:span></text:p>
        </text:list-item>
      </text:list>
      <text:p text:style-name="P70">Di<text:span text:style-name="T37">vendres<text:tab/><text:tab/>07</text:span>/<text:span text:style-name="T15">11</text:span>/2<text:span text:style-name="T5">5</text:span></text:p>
      <text:p text:style-name="P58"/>
      <text:p text:style-name="P39">Sortida golondrinas</text:p>
      <text:p text:style-name="P39"/>
      <text:p text:style-name="P59">Di<text:span text:style-name="T24">marts<text:tab/>11</text:span>/<text:span text:style-name="T15">11</text:span>/2<text:span text:style-name="T5">5</text:span></text:p>
      <text:p text:style-name="P59"/>
      <text:list xml:id="list112506410537523" text:continue-numbering="true" text:style-name="L2">
        <text:list-item>
          <text:p text:style-name="P8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8">Comentem exercici 1.2-1</text:p>
        </text:list-item>
        <text:list-item>
          <text:p text:style-name="P108">Comentem exercici 1.2-2</text:p>
        </text:list-item>
      </text:list>
      <text:p text:style-name="P40"/>
      <text:p text:style-name="P60">Di<text:span text:style-name="T24">mecres<text:tab/>12</text:span>/<text:span text:style-name="T15">11</text:span>/2<text:span text:style-name="T5">5</text:span></text:p>
      <text:p text:style-name="P60"/>
      <text:list xml:id="list112506465032725" text:continue-numbering="true" text:style-name="L2">
        <text:list-item>
          <text:p text:style-name="P8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09">Comentem exercici 1.2-<text:span text:style-name="T38">2 y 3</text:span></text:p>
        </text:list-item>
      </text:list>
      <text:p text:style-name="P41"/>
      <text:p text:style-name="P61">Di<text:span text:style-name="T39">jous<text:tab/><text:tab/>13</text:span>/<text:span text:style-name="T15">11</text:span>/2<text:span text:style-name="T5">5</text:span></text:p>
      <text:p text:style-name="P61"/>
      <text:list xml:id="list112505799034361" text:continue-numbering="true" text:style-name="L2">
        <text:list-item>
          <text:p text:style-name="P8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10">Comentem exer<text:span text:style-name="T39">cicis 1.2-3 y 4.</text:span></text:p>
        </text:list-item>
      </text:list>
      <text:p text:style-name="P42"/>
      <text:p text:style-name="P62">Di<text:span text:style-name="T40">vendres<text:tab/>14</text:span>/<text:span text:style-name="T15">11</text:span>/2<text:span text:style-name="T5">5</text:span></text:p>
      <text:p text:style-name="P62"/>
      <text:list xml:id="list112505739372411" text:continue-numbering="true" text:style-name="L2">
        <text:list-item>
          <text:p text:style-name="P8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11">Comentem exer<text:span text:style-name="T39">cicis 1.2-4 y 5.</text:span></text:p>
        </text:list-item>
      </text:list>
      <text:p text:style-name="P43"/>
      <text:p text:style-name="P63">Di<text:span text:style-name="T24">marts<text:tab/>18</text:span>/<text:span text:style-name="T15">11</text:span>/2<text:span text:style-name="T5">5</text:span></text:p>
      <text:p text:style-name="P63"/>
      <text:p text:style-name="P46">Feim el segon examen de la primera avaluació.</text:p>
      <text:p text:style-name="P44"/>
      <text:p text:style-name="P44"/>
      <text:p text:style-name="P64">Di<text:span text:style-name="T24">mecres<text:tab/>19</text:span>/<text:span text:style-name="T15">11</text:span>/2<text:span text:style-name="T5">5</text:span></text:p>
      <text:p text:style-name="P64"/>
      <text:p text:style-name="P47"><text:span text:style-name="T41">Comentem</text:span> <text:span text:style-name="T41">les solucions del</text:span> segon examen de la primera avaluació.</text:p>
      <text:p text:style-name="P45"/>
      <text:p text:style-name="P65">Di<text:span text:style-name="T42">jous<text:tab/><text:tab/>20</text:span>/<text:span text:style-name="T15">11</text:span>/2<text:span text:style-name="T5">5</text:span></text:p>
      <text:p text:style-name="P65"/>
      <text:list xml:id="list112506044574717" text:continue-numbering="true" text:style-name="L2">
        <text:list-item>
          <text:p text:style-name="P9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12">Comentem <text:span text:style-name="T42">l'</text:span>exer<text:span text:style-name="T39">cici 1.2-6.</text:span></text:p>
        </text:list-item>
      </text:list>
      <text:p text:style-name="P66"/>
      <text:p text:style-name="P66">Di<text:span text:style-name="T40">vendres<text:tab/>21</text:span>/<text:span text:style-name="T15">11</text:span>/2<text:span text:style-name="T5">5</text:span></text:p>
      <text:p text:style-name="P66"/>
      <text:p text:style-name="P48">Feim l'examen de recuperació del primer examen de la primera avaluació.</text:p>
      <text:p text:style-name="P48"/>
      <text:p text:style-name="P67"/>
      <text:p text:style-name="P67">Di<text:span text:style-name="T24">marts<text:tab/>25</text:span>/<text:span text:style-name="T15">11</text:span>/2<text:span text:style-name="T5">5</text:span></text:p>
      <text:p text:style-name="P115"/>
      <text:p text:style-name="P36">Baixem al taller, co<text:span text:style-name="T27">ntinuem</text:span> amb <text:a xlink:type="simple" xlink:href="https://paulinoposada.github.io/web_fred/web_fred_25_26/documents/practica_soldadura_forta.pdf">pràctica soldadura forta</text:a>.</text:p>
      <text:p text:style-name="P36"/>
      <text:p text:style-name="P67"/>
      <text:p text:style-name="P71">Di<text:span text:style-name="T24">mecres<text:tab/>26</text:span>/<text:span text:style-name="T15">11</text:span>/2<text:span text:style-name="T5">5</text:span></text:p>
      <text:p text:style-name="P36"/>
      <text:list xml:id="list112506109275551" text:continue-numbering="true" text:style-name="L2">
        <text:list-item>
          <text:p text:style-name="P9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13">Comentem apartat 1.3 Influencia del sobrecalentamiento y subenfriamiento en la eficiencia y el compresor.</text:p>
        </text:list-item>
        <text:list-item>
          <text:p text:style-name="P113">Comentem apartat 1.4 Puntos de medición de temperatura y presión.</text:p>
        </text:list-item>
      </text:list>
      <text:p text:style-name="P114"/>
      <text:p text:style-name="P120">Di<text:span text:style-name="T43">jous<text:tab/><text:tab/>27</text:span>/<text:span text:style-name="T15">11</text:span>/2<text:span text:style-name="T5">5</text:span></text:p>
      <text:p text:style-name="P117"/>
      <text:list xml:id="list112505339194357" text:continue-numbering="true" text:style-name="L2">
        <text:list-item>
          <text:p text:style-name="P92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22"><text:span text:style-name="T10">Comentem apar</text:span><text:span text:style-name="T11">tat 2.1.</text:span><text:span text:style-name="T44">1.</text:span><text:span text:style-name="T45">1</text:span><text:span text:style-name="T44"> </text:span><text:span text:style-name="T46">Compresores herméticos</text:span></text:p>
        </text:list-item>
      </text:list>
      <text:p text:style-name="P123"/>
      <text:p text:style-name="P123"/>
      <text:p text:style-name="P121">Di<text:span text:style-name="T47">vendres<text:tab/><text:tab/>28</text:span>/<text:span text:style-name="T15">11</text:span>/2<text:span text:style-name="T5">5</text:span></text:p>
      <text:p text:style-name="P118"/>
      <text:p text:style-name="P118">Baixem al taller, <text:span text:style-name="T47">comparem unions de soldadura amb i sense utiliztar </text:span><text:span text:style-name="T47"><draw:frame draw:style-name="fr1" draw:name="Object1" text:anchor-type="as-char" svg:y="-0.1484in" svg:width="0.2661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8">Feim buit al simulador. Mostro el funcionament d'un detector electrònic de fuites de gas.</text:span></text:p>
      <text:p text:style-name="P119">Carregeuem el circuit del simulador amb R600 i cerquem fuites de refrigerant. Detectem que la vàlvula de descàrrega del compressor no tanca correctament i és necessari posar una tapa per aconsseguir estanquit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28T11:25:04.198140680</dc:date>
    <meta:editing-duration>PT2H12M45S</meta:editing-duration>
    <meta:editing-cycles>230</meta:editing-cycles>
    <meta:document-statistic meta:table-count="0" meta:image-count="0" meta:object-count="1" meta:page-count="5" meta:paragraph-count="130" meta:word-count="778" meta:character-count="4877" meta:non-whitespace-character-count="4260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